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7000000618106BEC63DFA128A.png" manifest:media-type="image/png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2E30C0000624C000009289FF83EED70B9117D.svg" manifest:media-type="image/svg+xml"/>
  <manifest:file-entry manifest:full-path="Pictures/10000201000003B700000059BCEF16941A1287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972cm" fo:min-width="2.17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236bdc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47b800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1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11" style:family="graphic" style:parent-style-name="standard">
      <style:graphic-properties svg:stroke-width="0.028cm" draw:marker-start-width="0.242cm" draw:marker-end-width="0.242cm" draw:fill="none" draw:textarea-horizontal-align="center" draw:textarea-vertical-align="middle" draw:auto-grow-height="false" fo:min-height="1.347cm" fo:min-width="3.222cm" fo:padding-top="0.139cm" fo:padding-bottom="0.139cm" fo:padding-left="0.264cm" fo:padding-right="0.264cm" draw:shadow="hidden"/>
    </style:style>
    <style:style style:name="gr12" style:family="graphic" style:parent-style-name="standard">
      <style:graphic-properties svg:stroke-color="#000000" draw:fill-color="#3498db" draw:textarea-horizontal-align="justify" draw:textarea-vertical-align="middle" draw:auto-grow-height="false" fo:min-height="0.032cm" fo:min-width="3.2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01cm"/>
    </style:style>
    <style:style style:name="gr15" style:family="graphic" style:parent-style-name="standard">
      <style:graphic-properties svg:stroke-color="#000000" draw:fill-color="#f67400" draw:textarea-horizontal-align="justify" draw:textarea-vertical-align="middle" draw:auto-grow-height="false" fo:min-height="0.032cm" fo:min-width="1.806cm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2.325cm" fo:min-width="0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Hack" fo:font-size="9pt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loext:graphic-properties draw:fill-color="#3498db"/>
      <style:paragraph-properties fo:text-align="center"/>
      <style:text-properties fo:color="#eff0f1" style:font-name="Hack" fo:font-size="9pt" style:font-size-asian="9pt" style:font-size-complex="9pt"/>
    </style:style>
    <style:style style:name="P7" style:family="paragraph">
      <loext:graphic-properties draw:fill="none" draw:fill-color="#ffffff"/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f67400"/>
      <style:paragraph-properties fo:text-align="center"/>
      <style:text-properties fo:color="#eff0f1" style:font-name="Hack" fo:font-size="9pt" style:font-size-asian="9pt" style:font-size-complex="9pt"/>
    </style:style>
    <style:style style:name="P9" style:family="paragraph">
      <loext:graphic-properties draw:fill="solid" draw:fill-color="#ffd320"/>
      <style:paragraph-properties fo:text-align="center"/>
    </style:style>
    <style:style style:name="T1" style:family="text">
      <style:text-properties style:font-name="Hack" fo:font-size="9pt" style:font-size-asian="9pt" style:font-size-complex="9pt"/>
    </style:style>
    <style:style style:name="T2" style:family="text">
      <style:text-properties fo:color="#eff0f1" style:font-name="Hack" fo:font-size="9pt" style:font-size-asian="9pt" style:font-size-complex="9pt"/>
    </style:style>
    <style:style style:name="T3" style:family="text"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5.325cm" svg:y="0.8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18.653cm" svg:y="2.771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18.682cm" svg:y="3.087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18.444cm" svg:y="3.33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18.149cm" svg:y="3.45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17.837cm" svg:y="3.477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17.538cm" svg:y="3.455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17.26cm" svg:y="3.569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16.952cm" svg:y="3.626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16.674cm" svg:y="3.477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16.435cm" svg:y="3.425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16.131cm" svg:y="3.527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15.824cm" svg:y="3.439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15.59cm" svg:y="3.24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15.513cm" svg:y="2.965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15.353cm" svg:y="2.714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15.194cm" svg:y="2.461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15.157cm" svg:y="2.162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15.179cm" svg:y="1.861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15.339cm" svg:y="1.655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15.564cm" svg:y="1.439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15.572cm" svg:y="1.135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15.753cm" svg:y="0.977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16.055cm" svg:y="0.952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16.358cm" svg:y="0.98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16.571cm" svg:y="0.827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16.795cm" svg:y="0.702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17.109cm" svg:y="0.694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17.395cm" svg:y="0.755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17.627cm" svg:y="0.949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17.837cm" svg:y="1.036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18.152cm" svg:y="1.038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18.442cm" svg:y="1.1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18.69cm" svg:y="1.28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18.732cm" svg:y="1.578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18.743cm" svg:y="1.805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18.928cm" svg:y="2.055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18.94cm" svg:y="2.369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18.718cm" svg:y="2.622cm" svg:viewBox="0 0 235 186" svg:d="M235 54c-26 26-56 51-90 73s-73 42-117 59l-14-36-14-36c38-15 73-32 103-52 29-19 54-39 76-62l28 27z">
            <text:p/>
          </draw:path>
        </draw:g>
        <draw:custom-shape draw:style-name="gr3" draw:text-style-name="P3" draw:layer="layout" svg:width="2.95cm" svg:height="2.5cm" svg:x="0.2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2.5cm" svg:x="4.75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cm" svg:height="2.5cm" svg:x="11.35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7.2cm" svg:y1="2.075cm" svg:x2="4.825cm" svg:y2="2.575cm">
          <text:p/>
        </draw:line>
        <draw:line draw:style-name="gr6" draw:text-style-name="P3" draw:layer="layout" svg:x1="9.701cm" svg:y1="2.075cm" svg:x2="7.326cm" svg:y2="2.575cm">
          <text:p/>
        </draw:line>
        <draw:line draw:style-name="gr6" draw:text-style-name="P3" draw:layer="layout" svg:x1="7.2cm" svg:y1="2.1cm" svg:x2="7.325cm" svg:y2="2.6cm">
          <text:p/>
        </draw:line>
        <draw:line draw:style-name="gr6" draw:text-style-name="P3" draw:layer="layout" svg:x1="12.675cm" svg:y1="2.35cm" svg:x2="11.425cm" svg:y2="2.35cm">
          <text:p/>
        </draw:line>
        <draw:frame draw:name="Gigabit_Layer_3_Switch_type_4.svg" draw:style-name="gr7" draw:text-style-name="P3" draw:layer="layout" svg:width="3.2cm" svg:height="0.31cm" svg:x="12.65cm" svg:y="2.2cm">
          <draw:image xlink:href="Pictures/1002E30C0000624C000009289FF83EED70B9117D.svg" xlink:type="simple" xlink:show="embed" xlink:actuate="onLoad">
            <text:p/>
          </draw:image>
          <draw:image xlink:href="Pictures/10000201000003B700000059BCEF16941A12870A.png" xlink:type="simple" xlink:show="embed" xlink:actuate="onLoad"/>
          <svg:title>Gigabite Layer 3 Switch</svg:title>
        </draw:frame>
        <draw:frame draw:style-name="gr8" draw:text-style-name="P4" draw:layer="layout" svg:width="1.645cm" svg:height="0.624cm" svg:x="0.3cm" svg:y="1.8cm">
          <draw:text-box>
            <text:p><text:span text:style-name="T1">veth1</text:span></text:p>
          </draw:text-box>
        </draw:frame>
        <draw:frame draw:style-name="gr9" draw:text-style-name="P4" draw:layer="layout" svg:width="1.455cm" svg:height="0.624cm" svg:x="4.751cm" svg:y="1.801cm">
          <draw:text-box>
            <text:p><text:span text:style-name="T1">ippp0</text:span></text:p>
          </draw:text-box>
        </draw:frame>
        <draw:frame draw:style-name="gr9" draw:text-style-name="P4" draw:layer="layout" svg:width="1.455cm" svg:height="0.624cm" svg:x="8.352cm" svg:y="2.202cm">
          <draw:text-box>
            <text:p><text:span text:style-name="T1">ippp0</text:span></text:p>
          </draw:text-box>
        </draw:frame>
        <draw:frame draw:style-name="gr10" draw:text-style-name="P4" draw:layer="layout" svg:width="1.264cm" svg:height="0.624cm" svg:x="11.352cm" svg:y="1.902cm">
          <draw:text-box>
            <text:p><text:span text:style-name="T1">eth0</text:span></text:p>
          </draw:text-box>
        </draw:frame>
        <draw:polygon draw:style-name="gr11" draw:text-style-name="P3" draw:layer="layout" svg:width="0cm" svg:height="0cm" svg:x="2.325cm" svg:y="4.224cm" svg:viewBox="0 0 0 0" draw:points="0,0">
          <text:p/>
        </draw:polygon>
        <draw:polygon draw:style-name="gr11" draw:text-style-name="P3" draw:layer="layout" svg:width="0cm" svg:height="0cm" svg:x="6.076cm" svg:y="5.85cm" svg:viewBox="0 0 0 0" draw:points="0,0">
          <text:p/>
        </draw:polygon>
        <draw:custom-shape draw:style-name="gr12" draw:text-style-name="P6" draw:layer="layout" svg:width="4cm" svg:height="0.5cm" svg:x="5cm" svg:y="3cm">
          <text:p text:style-name="P5"><text:span text:style-name="T2">route par défaut</text:span></text:p>
          <draw:enhanced-geometry svg:viewBox="0 0 21600 21600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2.8cm" svg:height="2.81cm" svg:x="2.6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3" draw:text-style-name="P7" draw:layer="layout" svg:width="1.565cm" svg:height="0.746cm" svg:x="3.15cm" svg:y="2.2cm">
          <draw:text-box>
            <text:p><text:span text:style-name="T3">Spoke</text:span></text:p>
          </draw:text-box>
        </draw:frame>
        <draw:frame draw:style-name="gr7" draw:text-style-name="P3" draw:layer="layout" svg:width="2.8cm" svg:height="2.81cm" svg:x="9.2cm" svg:y="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4" draw:text-style-name="P7" draw:layer="layout" svg:width="1.201cm" svg:height="0.746cm" svg:x="9.95cm" svg:y="2.2cm">
          <draw:text-box>
            <text:p><text:span text:style-name="T3">Hub</text:span></text:p>
          </draw:text-box>
        </draw:frame>
        <draw:custom-shape draw:style-name="gr12" draw:text-style-name="P6" draw:layer="layout" svg:width="4cm" svg:height="0.5cm" draw:transform="rotate (-3.14159265358979) translate (9.003cm 1.798cm)">
          <text:p text:style-name="P5"><text:span text:style-name="T2">route statique</text:span></text:p>
          <draw:enhanced-geometry svg:viewBox="0 0 21600 21600" draw:mirror-vertical="true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8" draw:layer="layout" svg:width="2.449cm" svg:height="0.5cm" svg:x="10.301cm" svg:y="3.001cm">
          <text:p text:style-name="P5"><text:span text:style-name="T2">source NAT</text:span></text:p>
          <draw:enhanced-geometry svg:viewBox="0 0 21600 21600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0.225cm" svg:height="2.575cm" draw:transform="rotate (1.5707963267949) translate (0.499cm 2.475cm)">
          <text:p/>
          <draw:enhanced-geometry svg:viewBox="0 0 88 21600" draw:glue-points="44 ?f6 44 0 0 10800 44 21600 88 10800" draw:text-areas="0 ?f6 88 ?f3" draw:mirror-horizontal="true" draw:type="can" draw:modifiers="1090.553745928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draw:layer="layout" svg:width="1.645cm" svg:height="0.624cm" svg:x="1.9cm" svg:y="1.8cm">
          <draw:text-box>
            <text:p><text:span text:style-name="T1">veth0</text:span></text:p>
          </draw:text-box>
        </draw:frame>
        <draw:frame draw:style-name="gr17" draw:text-style-name="P5" draw:layer="layout" svg:width="1cm" svg:height="0.82cm" svg:x="0.5cm" svg:y="2.375cm">
          <draw:image xlink:href="Pictures/1000020100000077000000618106BEC63DFA12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10-15T15:28:11.703236411</meta:creation-date>
    <dc:date>2017-10-27T11:54:06.092350069</dc:date>
    <dc:creator>Philippe Latu</dc:creator>
    <meta:editing-duration>PT59M17S</meta:editing-duration>
    <meta:editing-cycles>9</meta:editing-cycles>
    <meta:generator>LibreOffice/5.4.2.2.0$Linux_X86_64 LibreOffice_project/40m0$Build-2</meta:generator>
    <meta:document-statistic meta:object-count="64"/>
  </office:meta>
</office:document-meta>
</file>